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tion Techniques – 046266</text:p>
      <text:p text:style-name="P2">Final Project – Part I</text:p>
      <text:p text:style-name="P2"/>
      <text:p text:style-name="P1">Andrey Gelman</text:p>
      <text:p text:style-name="P1">(agelman@tx.technion.ac.il)</text:p>
      <text:p text:style-name="P1"/>
      <text:p text:style-name="P1">Niv Aibester</text:p>
      <text:p text:style-name="P1">(aibester@tx.technioin.ac.il)</text:p>
      <text:p text:style-name="P1"/>
      <text:p text:style-name="P1">30 – Nov – 2011</text:p>
      <text:p text:style-name="P1"/>
      <text:p text:style-name="P3">Problem 1</text:p>
      <text:p text:style-name="P1"/>
      <text:p text:style-name="P1">letter = [a-zA-Z]</text:p>
      <text:p text:style-name="P1">digit = [0-9]</text:p>
      <text:p text:style-name="P1"/>
      <text:p text:style-name="P1">alpha-num = letter | digit</text:p>
      <text:p text:style-name="P1"/>
      <text:p text:style-name="P1"><text:span text:style-name="T1">id</text:span> = letter alpha-num*</text:p>
      <text:p text:style-name="P1"/>
      <text:p text:style-name="P1">integer = digit+</text:p>
      <text:p text:style-name="P1">real = integer”.”digit+</text:p>
      <text:p text:style-name="P1"><text:span text:style-name="T1">num</text:span> = integer | real</text:p>
      <text:p text:style-name="P1"/>
      <text:p text:style-name="P3">Note about flex code:</text:p>
      <text:p text:style-name="P1">building in Linux:</text:p>
      <text:p text:style-name="P1"># flex input_scanner.lex</text:p>
      <text:p text:style-name="P1"># gcc -Wall -o test lex.yy.c</text:p>
      <text:p text:style-name="P1"/>
      <text:p text:style-name="P1">In this process we get a 'test' executable file, that reads its input from stdin.</text:p>
      <text:p text:style-name="P1">Given a lex-test.txt file with a sample code, one should execute in shell:</text:p>
      <text:p text:style-name="P1"># cat lex-test.txt | ./test</text:p>
      <text:p text:style-name="P1"/>
      <text:p text:style-name="P1">The output will be sent to stdout, error messages to stder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WenQuanYi Micro Hei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11-29T23:39:42</dc:date>
    <dc:creator>Andrey </dc:creator>
    <meta:editing-duration>PT25M40S</meta:editing-duration>
    <meta:editing-cycles>2</meta:editing-cycles>
    <meta:document-statistic meta:table-count="0" meta:image-count="0" meta:object-count="0" meta:page-count="1" meta:paragraph-count="23" meta:word-count="108" meta:character-count="628"/>
  </office:meta>
</office:document-meta>
</file>